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Desc</text:p>
          </table:table-cell>
          <table:table-cell table:style-name="Default" office:value-type="string" calcext:value-type="string">
            <text:p>Stat</text:p>
          </table:table-cell>
          <table:table-cell/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/>
          <table:table-cell office:value-type="string" calcext:value-type="string">
            <text:p>Done</text:p>
          </table:table-cell>
          <table:table-cell table:style-name="ce1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movement</text:p>
          </table:table-cell>
          <table:table-cell table:number-columns-repeated="3"/>
          <table:table-cell table:style-name="ce4" office:value-type="time" office:time-value="PT10H20M00S" calcext:value-type="time">
            <text:p>10:20:00</text:p>
          </table:table-cell>
          <table:table-cell table:style-name="ce4" office:value-type="time" office:time-value="PT11H50M00S" calcext:value-type="time">
            <text:p>11:50:00</text:p>
          </table:table-cell>
          <table:table-cell/>
          <table:table-cell office:value-type="string" calcext:value-type="string">
            <text:p>Work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*maybecheck</text:p>
          </table:table-cell>
          <table:table-cell table:number-columns-repeated="3"/>
          <table:table-cell table:style-name="ce4" office:value-type="time" office:time-value="PT12H09M00S" calcext:value-type="time">
            <text:p>12:09:00</text:p>
          </table:table-cell>
          <table:table-cell/>
          <table:table-cell office:value-type="string" calcext:value-type="string">
            <text:p>Fals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 table:number-columns-repeated="3"/>
          <table:table-cell table:style-name="ce4" office:value-type="time" office:time-value="PT12H09M00S" calcext:value-type="time">
            <text:p>12:09:00</text:p>
          </table:table-cell>
          <table:table-cell table:style-name="ce4" office:value-type="time" office:time-value="PT13H34M00S" calcext:value-type="time">
            <text:p>13:34: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e_of_fire</text:p>
          </table:table-cell>
          <table:table-cell office:value-type="string" calcext:value-type="string">
            <text:p>*fix</text:p>
          </table:table-cell>
          <table:table-cell table:style-name="ce2"/>
          <table:table-cell/>
          <table:table-cell table:style-name="ce4" office:value-type="time" office:time-value="PT13H34M00S" calcext:value-type="time">
            <text:p>13:34: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health kit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table:number-columns-repeated="4"/>
          <table:table-cell table:style-name="ce4" office:value-type="time" office:time-value="PT10H25M00S" calcext:value-type="time">
            <text:p>10:2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table:number-columns-repeated="4"/>
          <table:table-cell table:style-name="ce4" office:value-type="time" office:time-value="PT10H25M00S" calcext:value-type="time">
            <text:p>10:2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*check</text:p>
          </table:table-cell>
          <table:table-cell table:number-columns-repeated="3"/>
          <table:table-cell table:style-name="ce4" office:value-type="time" office:time-value="PT10H26M00S" calcext:value-type="time">
            <text:p>10:26:00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Level₀</text:p>
          </table:table-cell>
          <table:table-cell table:style-name="ce4" office:value-type="time" office:time-value="PT09H54M00S" calcext:value-type="time">
            <text:p>09:54:00</text:p>
          </table:table-cell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4"/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terials/text</text:p>
          </table:table-cell>
          <table:table-cell table:number-columns-repeated="4"/>
          <table:table-cell table:style-name="ce4" office:value-type="time" office:time-value="PT10H24M00S" calcext:value-type="time">
            <text:p>10:24:00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Body &amp; col</text:p>
          </table:table-cell>
          <table:table-cell table:number-columns-repeated="3"/>
          <table:table-cell table:style-name="ce4" office:value-type="time" office:time-value="PT11H28M00S" calcext:value-type="time">
            <text:p>11:28:00</text:p>
          </table:table-cell>
          <table:table-cell table:style-name="ce4" office:value-type="time" office:time-value="PT11H30M00S" calcext:value-type="time">
            <text:p>11:3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*</text:p>
          </table:table-cell>
          <table:table-cell table:style-name="ce2"/>
          <table:table-cell/>
          <table:table-cell table:style-name="ce4" office:value-type="time" office:time-value="PT11H30M00S" calcext:value-type="time">
            <text:p>11:30: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number-columns-repeated="4"/>
          <table:table-cell table:style-name="ce4" office:value-type="time" office:time-value="PT11H36M00S" calcext:value-type="time">
            <text:p>11:36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table:number-columns-repeated="4"/>
          <table:table-cell table:style-name="ce4" office:value-type="time" office:time-value="PT11H30M00S" calcext:value-type="time">
            <text:p>11:3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/>
          <table:table-cell table:style-name="ce2"/>
          <table:table-cell/>
          <table:table-cell table:style-name="ce4" office:value-type="time" office:time-value="PT11H48M00S" calcext:value-type="time">
            <text:p>11:48: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sprite</text:p>
          </table:table-cell>
          <table:table-cell table:number-columns-repeated="3"/>
          <table:table-cell table:style-name="ce4" office:value-type="time" office:time-value="PT10H40M00S" calcext:value-type="time">
            <text:p>10:40:00</text:p>
          </table:table-cell>
          <table:table-cell table:style-name="ce4" office:value-type="time" office:time-value="PT11H25M00S" calcext:value-type="time">
            <text:p>11:25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fx</text:p>
          </table:table-cell>
          <table:table-cell table:number-columns-repeated="3"/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0H40M00S" calcext:value-type="time">
            <text:p>10:4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kup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ret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buttons</text:p>
          </table:table-cell>
          <table:table-cell/>
          <table:table-cell table:style-name="ce2"/>
          <table:table-cell/>
          <table:table-cell table:style-name="ce4" office:value-type="time" office:time-value="PT09H30M00S" calcext:value-type="time">
            <text:p>09:30:00</text:p>
          </table:table-cell>
          <table:table-cell table:style-name="ce4" office:value-type="time" office:time-value="PT10H00M00S" calcext:value-type="time">
            <text:p>10:0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_menu</text:p>
          </table:table-cell>
          <table:table-cell/>
          <table:table-cell table:style-name="ce2"/>
          <table:table-cell table:number-columns-repeated="2"/>
          <table:table-cell table:style-name="ce4" office:value-type="time" office:time-value="PT10H00M00S" calcext:value-type="time">
            <text:p>10:0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table:style-name="ce2"/>
          <table:table-cell table:number-columns-repeated="2"/>
          <table:table-cell table:style-name="ce4" office:value-type="time" office:time-value="PT10H00M00S" calcext:value-type="time">
            <text:p>10:0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/>
          <table:table-cell table:style-name="ce2"/>
          <table:table-cell table:number-columns-repeated="2"/>
          <table:table-cell table:style-name="ce4" office:value-type="time" office:time-value="PT10H00M00S" calcext:value-type="time">
            <text:p>10:00: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t</text:p>
          </table:table-cell>
          <table:table-cell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48:51.283000000</meta:creation-date>
    <meta:generator>LibreOffice/7.4.2.3$Windows_x86 LibreOffice_project/382eef1f22670f7f4118c8c2dd222ec7ad009daf</meta:generator>
    <dc:date>2023-12-04T11:48:36.278000000</dc:date>
    <meta:editing-duration>PT5H2M18S</meta:editing-duration>
    <meta:editing-cycles>56</meta:editing-cycles>
    <meta:document-statistic meta:table-count="1" meta:cell-count="83" meta:object-count="0"/>
  </office:meta>
</office:document-meta>
</file>